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70000028895A895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28cm" svg:height="17.144cm" svg:x="4.064cm" svg:y="2.922cm">
          <draw:image xlink:href="Pictures/10000000000003170000028895A89585.png" xlink:type="simple" xlink:show="embed" xlink:actuate="onLoad">
            <text:p/>
          </draw:image>
        </draw:frame>
        <draw:frame draw:style-name="gr2" draw:text-style-name="P2" draw:layer="layout" svg:width="14.538cm" svg:height="1.673cm" svg:x="20.768cm" svg:y="19.275cm">
          <draw:text-box>
            <text:p text:style-name="P2">Jeroen Hofman</text:p>
            <text:p text:style-name="P2">Computational Science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Weather Prediction Visualiz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oen Hofman</meta:initial-creator>
    <meta:creation-date>2012-09-03T14:00:55</meta:creation-date>
    <dc:date>2012-09-03T14:17:12</dc:date>
    <dc:creator>Jeroen Hofman</dc:creator>
    <meta:editing-duration>PT1M7S</meta:editing-duration>
    <meta:editing-cycles>1</meta:editing-cycles>
    <meta:document-statistic meta:object-count="26"/>
    <meta:generator>LibreOffice/3.5$Linux_X86_64 LibreOffice_project/350m1$Build-2</meta:generator>
  </office:meta>
</office:document-meta>
</file>